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HE TRIUNE GOD’S REVELATION AND HIS ECONOMY</text:h>
      <text:p text:style-name="Text_20_body"><text:span text:style-name="Strong_20_Emphasis">Theme: God’s Big Plan — Giving Himself to Us</text:span></text:p>
      <text:p text:style-name="Horizontal_20_Line"/>
      <text:h text:style-name="Heading_20_2" text:outline-level="2">1️👋 God made everything — sky, land, people.<text:line-break/>But He did not want to stay far away. He wanted to be close to us.</text:h>
      <text:p text:style-name="Text_20_body">God is <text:span text:style-name="Strong_20_Emphasis">One God</text:span>, but He shows Himself in <text:span text:style-name="Strong_20_Emphasis">three ways</text:span> — like one light shining in three colors:<text:line-break/>🌞 <text:span text:style-name="Strong_20_Emphasis">Father</text:span> – the source, the beginning.<text:line-break/>💧 <text:span text:style-name="Strong_20_Emphasis">Son (Jesus)</text:span> – the way we see and know God.<text:line-break/>🔥 <text:span text:style-name="Strong_20_Emphasis">Spirit (Holy Spirit)</text:span> – the power that lives in us.</text:p>
      <text:p text:style-name="Text_20_body">God’s plan is simple — He wants to <text:span text:style-name="Strong_20_Emphasis">share Himself</text:span> with us so we can have His <text:span text:style-name="Strong_20_Emphasis">life, love, and light</text:span>.</text:p>
      <text:p text:style-name="Text_20_body">Without Jesus, life is like a <text:span text:style-name="Strong_20_Emphasis">flower cut from the root</text:span> — it looks alive but soon fades.<text:line-break/>With Jesus, life is like a <text:span text:style-name="Strong_20_Emphasis">tree planted by water</text:span> — always growing, always green.</text:p>
      <text:p text:style-name="Text_20_body">Jesus came to show us what the Father is like. He lived, died, and rose again so we can know God for real.<text:line-break/>Now the Holy Spirit helps us feel God’s love, understand His Word, and live His life every day.</text:p>
      <text:p text:style-name="Text_20_body">💡 God’s plan is not just to bless us — it’s to give us <text:span text:style-name="Strong_20_Emphasis">Himself</text:span>.</text:p>
      <text:p text:style-name="Horizontal_20_Line"/>
      <text:h text:style-name="Heading_20_2" text:outline-level="2">2️ DEVOTIONAL </text:h>
      <text:p text:style-name="Text_20_body">📖 <text:span text:style-name="Strong_20_Emphasis">Scripture Reading:</text:span></text:p>
      <text:list text:style-name="L1">
        <text:list-item>
          <text:p text:style-name="P1">Matthew 28:19 — One name: Father, Son, Spirit.</text:p>
        </text:list-item>
        <text:list-item>
          <text:p text:style-name="P1">John 1:14 — The Word became human.</text:p>
        </text:list-item>
        <text:list-item>
          <text:p text:style-name="P1">1 Corinthians 15:45 — The last Adam became a life-giving Spirit.</text:p>
        </text:list-item>
      </text:list>
      <text:p text:style-name="Text_20_body">✋ <text:span text:style-name="Strong_20_Emphasis">Main Thought:</text:span><text:line-break/>God is like the sun 🌞 —</text:p>
      <text:list text:style-name="L2">
        <text:list-item>
          <text:p text:style-name="P2">The <text:span text:style-name="Strong_20_Emphasis">Father</text:span> is the sun itself (source).</text:p>
        </text:list-item>
        <text:list-item>
          <text:p text:style-name="P2">The <text:span text:style-name="Strong_20_Emphasis">Son (Jesus)</text:span> is the light we see (the image we can understand).</text:p>
        </text:list-item>
        <text:list-item>
          <text:p text:style-name="P2">The <text:span text:style-name="Strong_20_Emphasis">Spirit</text:span> is the warmth we feel (God living in us).</text:p>
        </text:list-item>
      </text:list>
      <text:p text:style-name="Text_20_body">🔥 <text:span text:style-name="Strong_20_Emphasis">God’s Life</text:span> — like fire that never burns out.<text:line-break/>💧 <text:span text:style-name="Strong_20_Emphasis">God’s Love</text:span> — like a deep ocean, wide and endless.<text:line-break/>🌞 <text:span text:style-name="Strong_20_Emphasis">God’s Light</text:span> — like sunrise, chasing away darkness.</text:p>
      <text:p text:style-name="Text_20_body"><text:soft-page-break/>When we walk with Him, His <text:span text:style-name="Strong_20_Emphasis">light</text:span> shows the right path, His <text:span text:style-name="Strong_20_Emphasis">love</text:span> heals our heart, and His <text:span text:style-name="Strong_20_Emphasis">life</text:span> makes us new.</text:p>
      <text:p text:style-name="Text_20_body">💬 <text:span text:style-name="Strong_20_Emphasis">Reflection Question:</text:span></text:p>
      <text:list text:style-name="L3">
        <text:list-item>
          <text:p text:style-name="P3">How can I feel God close to me today?</text:p>
        </text:list-item>
        <text:list-item>
          <text:p text:style-name="P3">Where do I see His love shining in my life?</text:p>
        </text:list-item>
        <text:list-item>
          <text:p text:style-name="P3">What “dark” area can I invite His light into?</text:p>
        </text:list-item>
      </text:list>
      <text:p text:style-name="Text_20_body">🙏 <text:span text:style-name="Strong_20_Emphasis">Prayer:</text:span><text:line-break/>“God, thank You for showing Yourself as Father, Son, and Spirit. Jesus, thank You for giving Your life so I can live. Holy Spirit, fill me with Your love and light today. Amen.”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24T18:34:00.223000000</meta:creation-date>
    <dc:date>2025-10-24T18:35:51.618000000</dc:date>
    <meta:editing-duration>PT1M51S</meta:editing-duration>
    <meta:editing-cycles>1</meta:editing-cycles>
    <meta:document-statistic meta:table-count="0" meta:image-count="0" meta:object-count="0" meta:page-count="2" meta:paragraph-count="24" meta:word-count="380" meta:character-count="1932" meta:non-whitespace-character-count="1567"/>
    <meta:generator>EasyOffice/7.6.2.1.0$Windows_X86_64 LibreOffice_project/0bc4d647150f05f02b71ccb5539a4012b57f1faf</meta:generator>
  </office:meta>
</office:document-meta>
</file>